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03cm" svg:stroke-color="#d9d9e3" draw:stroke-linejoin="round" svg:stroke-linecap="butt" draw:fill="none" fo:padding-top="0.001cm" fo:padding-bottom="0.001cm" fo:padding-left="0.001cm" fo:padding-right="0.001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5" style:family="paragraph">
      <loext:graphic-properties draw:fill="non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/>
    </style:style>
    <style:style style:name="T1" style:family="text">
      <style:text-properties fo:color="#000000" loext:opacity="100%" style:font-name="Arial" fo:font-size="14pt" fo:font-weight="normal" style:font-size-asian="14pt" style:font-weight-asian="normal" style:font-name-complex="Arial" style:font-size-complex="14pt" style:font-weight-complex="normal"/>
    </style:style>
    <style:style style:name="T2" style:family="text">
      <style:text-properties fo:color="#000000" loext:opacity="100%" style:font-name="Arial" fo:font-size="14pt" fo:font-weight="bold" style:font-size-asian="14pt" style:font-weight-asian="bold" style:font-name-complex="Arial" style:font-size-complex="14pt" style:font-weight-complex="bold"/>
    </style:style>
    <style:style style:name="T3" style:family="text">
      <style:text-properties fo:color="#000000" loext:opacity="100%" style:font-name="Arial" fo:font-size="12pt" fo:font-weight="bold" style:font-size-asian="12pt" style:font-weight-asian="bold" style:font-name-complex="Arial" style:font-size-complex="12pt" style:font-weight-complex="bold"/>
    </style:style>
    <style:style style:name="T4" style:family="text">
      <style:text-properties fo:color="#000000" loext:opacity="100%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5" style:family="text">
      <style:text-properties fo:color="#000000" loext:opacity="100%" style:font-name="OpenSymbol1" fo:font-size="12pt" fo:font-weight="normal" style:font-size-asian="12pt" style:font-weight-asian="normal" style:font-name-complex="OpenSymbol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3.125cm" svg:height="0.556cm" svg:x="2.004cm" svg:y="2.019cm">
          <draw:text-box>
            <text:p text:style-name="P1"><text:span text:style-name="T1"><text:s text:c="33"/></text:span><text:span text:style-name="T2"><text:s text:c="2"/></text:span><text:span text:style-name="T2">Development of OCR-MARKSHEET</text:span></text:p>
          </draw:text-box>
        </draw:frame>
        <draw:frame draw:style-name="gr2" draw:text-style-name="P3" draw:layer="layout" svg:width="1.721cm" svg:height="0.475cm" svg:x="2.004cm" svg:y="3.557cm">
          <draw:text-box>
            <text:p text:style-name="P1"><text:span text:style-name="T3">Abstract</text:span></text:p>
          </draw:text-box>
        </draw:frame>
        <draw:frame draw:style-name="gr2" draw:text-style-name="P3" draw:layer="layout" svg:width="16.724cm" svg:height="0.475cm" svg:x="2.004cm" svg:y="4.531cm">
          <draw:text-box>
            <text:p text:style-name="P1"><text:span text:style-name="T4">This project is aimed at developing a OCR-MARKSHEET application for university. OCR-</text:span></text:p>
          </draw:text-box>
        </draw:frame>
        <draw:frame draw:style-name="gr2" draw:text-style-name="P3" draw:layer="layout" svg:width="16.347cm" svg:height="0.475cm" svg:x="2.004cm" svg:y="5.018cm">
          <draw:text-box>
            <text:p text:style-name="P1"><text:span text:style-name="T4">MARKSHEET is an android application that conveniently able to converting marks and </text:span></text:p>
          </draw:text-box>
        </draw:frame>
        <draw:frame draw:style-name="gr2" draw:text-style-name="P3" draw:layer="layout" svg:width="16.224cm" svg:height="0.475cm" svg:x="2.004cm" svg:y="5.505cm">
          <draw:text-box>
            <text:p text:style-name="P1"><text:span text:style-name="T4">student information, present on the front page of a mark sheet, into a structured table. </text:span></text:p>
          </draw:text-box>
        </draw:frame>
        <draw:frame draw:style-name="gr1" draw:text-style-name="P2" draw:layer="layout" svg:width="8.85cm" svg:height="0.556cm" svg:x="2.004cm" svg:y="6.968cm">
          <draw:text-box>
            <text:p text:style-name="P1"><text:span text:style-name="T2">Functional components of the project</text:span></text:p>
          </draw:text-box>
        </draw:frame>
        <draw:frame draw:style-name="gr2" draw:text-style-name="P3" draw:layer="layout" svg:width="16.457cm" svg:height="0.475cm" svg:x="2.004cm" svg:y="8.02cm">
          <draw:text-box>
            <text:p text:style-name="P1"><text:span text:style-name="T4">Following is list of functionalities of the system. Following three tasks can be performed </text:span></text:p>
          </draw:text-box>
        </draw:frame>
        <draw:frame draw:style-name="gr2" draw:text-style-name="P3" draw:layer="layout" svg:width="3.854cm" svg:height="0.475cm" svg:x="2.004cm" svg:y="8.507cm">
          <draw:text-box>
            <text:p text:style-name="P1"><text:span text:style-name="T4">with the application: </text:span></text:p>
          </draw:text-box>
        </draw:frame>
        <draw:frame draw:style-name="gr2" draw:text-style-name="P3" draw:layer="layout" svg:width="16.817cm" svg:height="0.475cm" svg:x="2.004cm" svg:y="9.481cm">
          <draw:text-box>
            <text:p text:style-name="P1"><text:span text:style-name="T4">a) OCR integration: Recognize and extract text data from the marksheet(marks table and </text:span></text:p>
          </draw:text-box>
        </draw:frame>
        <draw:frame draw:style-name="gr2" draw:text-style-name="P3" draw:layer="layout" svg:width="3.876cm" svg:height="0.475cm" svg:x="2.004cm" svg:y="9.967cm">
          <draw:text-box>
            <text:p text:style-name="P1"><text:span text:style-name="T4">student information).</text:span></text:p>
          </draw:text-box>
        </draw:frame>
        <draw:frame draw:style-name="gr2" draw:text-style-name="P3" draw:layer="layout" svg:width="16.423cm" svg:height="0.475cm" svg:x="2.004cm" svg:y="10.454cm">
          <draw:text-box>
            <text:p text:style-name="P1"><text:span text:style-name="T4">b) Data Conversion: Convert the extracted data into a structured table format, ensuring </text:span></text:p>
          </draw:text-box>
        </draw:frame>
        <draw:frame draw:style-name="gr2" draw:text-style-name="P3" draw:layer="layout" svg:width="1.818cm" svg:height="0.475cm" svg:x="2.004cm" svg:y="10.941cm">
          <draw:text-box>
            <text:p text:style-name="P1"><text:span text:style-name="T4">accuracy.</text:span></text:p>
          </draw:text-box>
        </draw:frame>
        <draw:frame draw:style-name="gr1" draw:text-style-name="P2" draw:layer="layout" svg:width="4.599cm" svg:height="0.556cm" svg:x="2.004cm" svg:y="11.918cm">
          <draw:text-box>
            <text:p text:style-name="P1"><text:span text:style-name="T2">Use case scenarios</text:span></text:p>
          </draw:text-box>
        </draw:frame>
        <draw:frame draw:style-name="gr2" draw:text-style-name="P3" draw:layer="layout" svg:width="8.401cm" svg:height="0.475cm" svg:x="2.004cm" svg:y="12.97cm">
          <draw:text-box>
            <text:p text:style-name="P1"><text:span text:style-name="T3">Admin:- </text:span><text:span text:style-name="T4">Create the users and monitor them.</text:span></text:p>
          </draw:text-box>
        </draw:frame>
        <draw:frame draw:style-name="gr2" draw:text-style-name="P3" draw:layer="layout" svg:width="1.225cm" svg:height="0.475cm" svg:x="2.004cm" svg:y="13.943cm">
          <draw:text-box>
            <text:p text:style-name="P1"><text:span text:style-name="T3">User:-</text:span></text:p>
          </draw:text-box>
        </draw:frame>
        <draw:frame draw:style-name="gr2" draw:text-style-name="P3" draw:layer="layout" svg:width="0.422cm" svg:height="0.422cm" svg:x="2.639cm" svg:y="14.569cm">
          <draw:text-box>
            <text:p text:style-name="P1"><text:span text:style-name="T5">•</text:span></text:p>
          </draw:text-box>
        </draw:frame>
        <draw:frame draw:style-name="gr2" draw:text-style-name="P3" draw:layer="layout" svg:width="15.695cm" svg:height="0.475cm" svg:x="3.274cm" svg:y="14.479cm">
          <draw:text-box>
            <text:p text:style-name="P1"><text:span text:style-name="T3">User Authentication:</text:span><text:span text:style-name="T4"> <text:s/>Users (university administrators) log in securely to the OCR-</text:span></text:p>
          </draw:text-box>
        </draw:frame>
        <draw:frame draw:style-name="gr2" draw:text-style-name="P3" draw:layer="layout" svg:width="4.908cm" svg:height="0.475cm" svg:x="3.274cm" svg:y="15.019cm">
          <draw:text-box>
            <text:p text:style-name="P1"><text:span text:style-name="T4">MARKSHEET application.</text:span></text:p>
          </draw:text-box>
        </draw:frame>
        <draw:frame draw:style-name="gr2" draw:text-style-name="P3" draw:layer="layout" svg:width="0.422cm" svg:height="0.422cm" svg:x="2.808cm" svg:y="15.698cm">
          <draw:text-box>
            <text:p text:style-name="P1"><text:span text:style-name="T5">•</text:span></text:p>
          </draw:text-box>
        </draw:frame>
        <draw:frame draw:style-name="gr2" draw:text-style-name="P3" draw:layer="layout" svg:width="15.081cm" svg:height="0.475cm" svg:x="3.256cm" svg:y="15.608cm">
          <draw:text-box>
            <text:p text:style-name="P1"><text:span text:style-name="T3">Capture Marksheets:</text:span><text:span text:style-name="T4"> <text:s/>Users use the device camera to capture images of mark </text:span></text:p>
          </draw:text-box>
        </draw:frame>
        <draw:frame draw:style-name="gr2" draw:text-style-name="P3" draw:layer="layout" svg:width="1.374cm" svg:height="0.475cm" svg:x="3.306cm" svg:y="16.219cm">
          <draw:text-box>
            <text:p text:style-name="P1"><text:span text:style-name="T4">sheets.</text:span></text:p>
          </draw:text-box>
        </draw:frame>
        <draw:frame draw:style-name="gr2" draw:text-style-name="P3" draw:layer="layout" svg:width="0.422cm" svg:height="0.422cm" svg:x="2.808cm" svg:y="16.919cm">
          <draw:text-box>
            <text:p text:style-name="P1"><text:span text:style-name="T5">•</text:span></text:p>
          </draw:text-box>
        </draw:frame>
        <draw:frame draw:style-name="gr2" draw:text-style-name="P3" draw:layer="layout" svg:width="15.157cm" svg:height="0.475cm" svg:x="3.256cm" svg:y="16.829cm">
          <draw:text-box>
            <text:p text:style-name="P1"><text:span text:style-name="T3">Data Verification:</text:span><text:span text:style-name="T4"> Users review and verify the extracted data before conversion.</text:span></text:p>
          </draw:text-box>
        </draw:frame>
        <draw:frame draw:style-name="gr2" draw:text-style-name="P3" draw:layer="layout" svg:width="0.422cm" svg:height="0.422cm" svg:x="2.766cm" svg:y="17.508cm">
          <draw:text-box>
            <text:p text:style-name="P1"><text:span text:style-name="T5">•</text:span></text:p>
          </draw:text-box>
        </draw:frame>
        <draw:frame draw:style-name="gr2" draw:text-style-name="P3" draw:layer="layout" svg:width="13.054cm" svg:height="0.475cm" svg:x="3.214cm" svg:y="17.418cm">
          <draw:text-box>
            <text:p text:style-name="P1"><text:span text:style-name="T3">OCR Processing: </text:span><text:span text:style-name="T4">The application processes the images using OCR </text:span></text:p>
          </draw:text-box>
        </draw:frame>
        <draw:frame draw:style-name="gr2" draw:text-style-name="P5" draw:layer="layout" svg:width="9.878cm" svg:height="0.475cm" svg:x="3.264cm" svg:y="18.029cm">
          <draw:text-box>
            <text:p text:style-name="P4"><text:span text:style-name="T4">technology to extract marks and student information.</text:span></text:p>
          </draw:text-box>
        </draw:frame>
        <draw:frame draw:style-name="gr2" draw:text-style-name="P3" draw:layer="layout" svg:width="0.422cm" svg:height="0.422cm" svg:x="2.766cm" svg:y="18.729cm">
          <draw:text-box>
            <text:p text:style-name="P1"><text:span text:style-name="T5">•</text:span></text:p>
          </draw:text-box>
        </draw:frame>
        <draw:frame draw:style-name="gr2" draw:text-style-name="P3" draw:layer="layout" svg:width="14.222cm" svg:height="0.475cm" svg:x="3.214cm" svg:y="18.639cm">
          <draw:text-box>
            <text:p text:style-name="P1"><text:span text:style-name="T3">Data Conversion: </text:span><text:span text:style-name="T4">The application converts the data into a structured table</text:span><text:span text:style-name="T3"> </text:span></text:p>
          </draw:text-box>
        </draw:frame>
        <draw:line draw:style-name="gr3" draw:text-style-name="P6" draw:layer="layout" svg:x1="2.751cm" svg:y1="15.492cm" svg:x2="19cm" svg:y2="15.492cm">
          <text:p/>
        </draw:line>
        <draw:line draw:style-name="gr3" draw:text-style-name="P6" draw:layer="layout" svg:x1="18.998cm" svg:y1="15.49cm" svg:x2="18.998cm" svg:y2="16.762cm">
          <text:p/>
        </draw:line>
        <draw:line draw:style-name="gr3" draw:text-style-name="P6" draw:layer="layout" svg:x1="2.753cm" svg:y1="16.762cm" svg:x2="2.753cm" svg:y2="15.49cm">
          <text:p/>
        </draw:line>
        <draw:line draw:style-name="gr3" draw:text-style-name="P6" draw:layer="layout" svg:x1="18.998cm" svg:y1="16.689cm" svg:x2="18.998cm" svg:y2="17.402cm">
          <text:p/>
        </draw:line>
        <draw:line draw:style-name="gr3" draw:text-style-name="P6" draw:layer="layout" svg:x1="19cm" svg:y1="17.4cm" svg:x2="2.751cm" svg:y2="17.4cm">
          <text:p/>
        </draw:line>
        <draw:line draw:style-name="gr3" draw:text-style-name="P6" draw:layer="layout" svg:x1="2.753cm" svg:y1="17.402cm" svg:x2="2.753cm" svg:y2="16.689cm">
          <text:p/>
        </draw:line>
        <draw:line draw:style-name="gr3" draw:text-style-name="P6" draw:layer="layout" svg:x1="2.751cm" svg:y1="18.466cm" svg:x2="19cm" svg:y2="18.466cm">
          <text:p/>
        </draw:line>
        <draw:line draw:style-name="gr3" draw:text-style-name="P6" draw:layer="layout" svg:x1="18.998cm" svg:y1="18.464cm" svg:x2="18.998cm" svg:y2="19.736cm">
          <text:p/>
        </draw:line>
        <draw:line draw:style-name="gr3" draw:text-style-name="P6" draw:layer="layout" svg:x1="2.711cm" svg:y1="18.572cm" svg:x2="2.711cm" svg:y2="17.3cm">
          <text:p/>
        </draw:line>
        <draw:line draw:style-name="gr3" draw:text-style-name="P6" draw:layer="layout" svg:x1="18.998cm" svg:y1="19.663cm" svg:x2="18.998cm" svg:y2="20.937cm">
          <text:p/>
        </draw:line>
        <draw:line draw:style-name="gr3" draw:text-style-name="P6" draw:layer="layout" svg:x1="18.64cm" svg:y1="18.903cm" svg:x2="2.391cm" svg:y2="18.903cm">
          <text:p/>
        </draw:line>
        <draw:line draw:style-name="gr3" draw:text-style-name="P6" draw:layer="layout" svg:x1="2.711cm" svg:y1="19.773cm" svg:x2="2.711cm" svg:y2="18.499cm">
          <text:p/>
        </draw:line>
        <draw:line draw:style-name="gr3" draw:text-style-name="P6" draw:layer="layout" svg:x1="3.27cm" svg:y1="14.416cm" svg:x2="7.471cm" svg:y2="14.416cm">
          <text:p/>
        </draw:line>
        <draw:line draw:style-name="gr3" draw:text-style-name="P6" draw:layer="layout" svg:x1="7.47cm" svg:y1="14.414cm" svg:x2="7.47cm" svg:y2="15.003cm">
          <text:p/>
        </draw:line>
        <draw:line draw:style-name="gr3" draw:text-style-name="P6" draw:layer="layout" svg:x1="7.471cm" svg:y1="15.001cm" svg:x2="3.27cm" svg:y2="15.001cm">
          <text:p/>
        </draw:line>
        <draw:line draw:style-name="gr3" draw:text-style-name="P6" draw:layer="layout" svg:x1="3.252cm" svg:y1="15.545cm" svg:x2="7.493cm" svg:y2="15.545cm">
          <text:p/>
        </draw:line>
        <draw:line draw:style-name="gr3" draw:text-style-name="P6" draw:layer="layout" svg:x1="7.491cm" svg:y1="15.543cm" svg:x2="7.491cm" svg:y2="16.132cm">
          <text:p/>
        </draw:line>
        <draw:line draw:style-name="gr3" draw:text-style-name="P6" draw:layer="layout" svg:x1="7.493cm" svg:y1="16.13cm" svg:x2="3.252cm" svg:y2="16.13cm">
          <text:p/>
        </draw:line>
        <draw:line draw:style-name="gr3" draw:text-style-name="P6" draw:layer="layout" svg:x1="3.252cm" svg:y1="16.765cm" svg:x2="6.762cm" svg:y2="16.765cm">
          <text:p/>
        </draw:line>
        <draw:line draw:style-name="gr3" draw:text-style-name="P6" draw:layer="layout" svg:x1="6.76cm" svg:y1="16.764cm" svg:x2="6.76cm" svg:y2="17.353cm">
          <text:p/>
        </draw:line>
        <draw:line draw:style-name="gr3" draw:text-style-name="P6" draw:layer="layout" svg:x1="6.762cm" svg:y1="17.351cm" svg:x2="3.252cm" svg:y2="17.351cm">
          <text:p/>
        </draw:line>
        <draw:line draw:style-name="gr3" draw:text-style-name="P6" draw:layer="layout" svg:x1="3.21cm" svg:y1="17.355cm" svg:x2="6.741cm" svg:y2="17.355cm">
          <text:p/>
        </draw:line>
        <draw:line draw:style-name="gr3" draw:text-style-name="P6" draw:layer="layout" svg:x1="6.74cm" svg:y1="17.353cm" svg:x2="6.74cm" svg:y2="17.942cm">
          <text:p/>
        </draw:line>
        <draw:line draw:style-name="gr3" draw:text-style-name="P6" draw:layer="layout" svg:x1="6.741cm" svg:y1="17.94cm" svg:x2="3.21cm" svg:y2="17.94cm">
          <text:p/>
        </draw:line>
        <draw:line draw:style-name="gr3" draw:text-style-name="P6" draw:layer="layout" svg:x1="3.21cm" svg:y1="18.575cm" svg:x2="6.766cm" svg:y2="18.575cm">
          <text:p/>
        </draw:line>
        <draw:line draw:style-name="gr3" draw:text-style-name="P6" draw:layer="layout" svg:x1="6.764cm" svg:y1="18.573cm" svg:x2="6.764cm" svg:y2="19.163cm">
          <text:p/>
        </draw:line>
        <draw:line draw:style-name="gr3" draw:text-style-name="P6" draw:layer="layout" svg:x1="6.766cm" svg:y1="19.161cm" svg:x2="3.21cm" svg:y2="19.161cm">
          <text:p/>
        </draw:line>
        <draw:frame draw:style-name="gr2" draw:text-style-name="P5" draw:layer="layout" svg:width="1.323cm" svg:height="0.475cm" svg:x="3.264cm" svg:y="19.249cm">
          <draw:text-box>
            <text:p text:style-name="P4"><text:span text:style-name="T4">format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2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15T00:38:50.724000000</dc:date>
    <meta:editing-duration>PT2M23S</meta:editing-duration>
    <meta:editing-cycles>1</meta:editing-cycles>
    <meta:document-statistic meta:object-count="56"/>
    <meta:generator>LibreOffice/7.3.0.3$Windows_X86_64 LibreOffice_project/0f246aa12d0eee4a0f7adcefbf7c878fc2238db3</meta:generator>
  </office:meta>
</office:document-meta>
</file>